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1">
            <text:p>HV-3461</text:p>
          </table:table-cell>
          <table:table-cell office:value-type="float" office:value="54.2">
            <text:p>54.2</text:p>
          </table:table-cell>
          <table:table-cell office:value-type="float" office:value="-2.82">
            <text:p>-2.82</text:p>
          </table:table-cell>
          <table:table-cell office:value-type="float" office:value="1545.0">
            <text:p>154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2">
            <text:p>HV-3462</text:p>
          </table:table-cell>
          <table:table-cell office:value-type="float" office:value="54.09">
            <text:p>54.09</text:p>
          </table:table-cell>
          <table:table-cell office:value-type="float" office:value="-2.84">
            <text:p>-2.84</text:p>
          </table:table-cell>
          <table:table-cell office:value-type="float" office:value="8330.0">
            <text:p>833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63">
            <text:p>-20.63</text:p>
          </table:table-cell>
          <table:table-cell office:value-type="float" office:value="1.44">
            <text:p>1.44</text:p>
          </table:table-cell>
          <table:table-cell office:value-type="float" office:value="1.44">
            <text:p>1.4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0">
            <text:p>HV-3460</text:p>
          </table:table-cell>
          <table:table-cell office:value-type="float" office:value="54.2">
            <text:p>54.2</text:p>
          </table:table-cell>
          <table:table-cell office:value-type="float" office:value="-2.82">
            <text:p>-2.82</text:p>
          </table:table-cell>
          <table:table-cell office:value-type="float" office:value="5015.0">
            <text:p>50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88434">
            <text:p>Beta-88434</text:p>
          </table:table-cell>
          <table:table-cell office:value-type="float" office:value="54.23">
            <text:p>54.23</text:p>
          </table:table-cell>
          <table:table-cell office:value-type="float" office:value="-3.03">
            <text:p>-3.03</text:p>
          </table:table-cell>
          <table:table-cell office:value-type="float" office:value="2420.0">
            <text:p>24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8">
            <text:p>0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39">
            <text:p>Birm-139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9195.0">
            <text:p>9195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87">
            <text:p>-20.8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1">
            <text:p>HV-3361</text:p>
          </table:table-cell>
          <table:table-cell office:value-type="float" office:value="54.18">
            <text:p>54.18</text:p>
          </table:table-cell>
          <table:table-cell office:value-type="float" office:value="-3.03">
            <text:p>-3.03</text:p>
          </table:table-cell>
          <table:table-cell office:value-type="float" office:value="8740.0">
            <text:p>87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1.09">
            <text:p>-21.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2">
            <text:p>HV-3362</text:p>
          </table:table-cell>
          <table:table-cell office:value-type="float" office:value="54.14">
            <text:p>54.14</text:p>
          </table:table-cell>
          <table:table-cell office:value-type="float" office:value="-3.04">
            <text:p>-3.04</text:p>
          </table:table-cell>
          <table:table-cell office:value-type="float" office:value="7995.0">
            <text:p>799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71">
            <text:p>-15.7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40">
            <text:p>Birm-140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8925.0">
            <text:p>892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Tooley1978,ShennanEtal2018">
            <text:p>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0">
            <text:p>HV-3360</text:p>
          </table:table-cell>
          <table:table-cell office:value-type="float" office:value="54.19">
            <text:p>54.19</text:p>
          </table:table-cell>
          <table:table-cell office:value-type="float" office:value="-3.04">
            <text:p>-3.04</text:p>
          </table:table-cell>
          <table:table-cell office:value-type="float" office:value="7725.0">
            <text:p>772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39">
            <text:p>-20.3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844">
            <text:p>HV-3844</text:p>
          </table:table-cell>
          <table:table-cell office:value-type="float" office:value="54.21">
            <text:p>54.21</text:p>
          </table:table-cell>
          <table:table-cell office:value-type="float" office:value="-3.0">
            <text:p>-3.0</text:p>
          </table:table-cell>
          <table:table-cell office:value-type="float" office:value="5435.0">
            <text:p>543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3">
            <text:p>-1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56">
            <text:p>HV-3356</text:p>
          </table:table-cell>
          <table:table-cell office:value-type="float" office:value="54.16">
            <text:p>54.16</text:p>
          </table:table-cell>
          <table:table-cell office:value-type="float" office:value="-3.02">
            <text:p>-3.02</text:p>
          </table:table-cell>
          <table:table-cell office:value-type="float" office:value="8685.0">
            <text:p>868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3">
            <text:p>-20.03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2920">
            <text:p>HV-2920</text:p>
          </table:table-cell>
          <table:table-cell office:value-type="float" office:value="54.04">
            <text:p>54.04</text:p>
          </table:table-cell>
          <table:table-cell office:value-type="float" office:value="-2.88">
            <text:p>-2.88</text:p>
          </table:table-cell>
          <table:table-cell office:value-type="float" office:value="4190.0">
            <text:p>419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9">
            <text:p>-0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85">
            <text:p>Q-85</text:p>
          </table:table-cell>
          <table:table-cell office:value-type="float" office:value="54.3">
            <text:p>54.3</text:p>
          </table:table-cell>
          <table:table-cell office:value-type="float" office:value="-2.81">
            <text:p>-2.81</text:p>
          </table:table-cell>
          <table:table-cell office:value-type="float" office:value="5277.0">
            <text:p>5277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88">
            <text:p>Q-88</text:p>
          </table:table-cell>
          <table:table-cell office:value-type="float" office:value="54.24">
            <text:p>54.24</text:p>
          </table:table-cell>
          <table:table-cell office:value-type="float" office:value="-2.83">
            <text:p>-2.83</text:p>
          </table:table-cell>
          <table:table-cell office:value-type="float" office:value="4616.0">
            <text:p>4616.0</text:p>
          </table:table-cell>
          <table:table-cell office:value-type="float" office:value="112.0">
            <text:p>11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41">
            <text:p>Birm-141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9270.0">
            <text:p>92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0.48">
            <text:p>-20.48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AR-3709">
            <text:p>HAR-3709</text:p>
          </table:table-cell>
          <table:table-cell office:value-type="float" office:value="54.27">
            <text:p>54.27</text:p>
          </table:table-cell>
          <table:table-cell office:value-type="float" office:value="-3.01">
            <text:p>-3.01</text:p>
          </table:table-cell>
          <table:table-cell office:value-type="float" office:value="7750.0">
            <text:p>775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2098">
            <text:p>Q-2098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680.0">
            <text:p>66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irks1982,ShennanEtal2018">
            <text:p>Birks1982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0">
            <text:p>Beta-79290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7270.0">
            <text:p>72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2">
            <text:p>Beta-79292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6">
            <text:p>Beta-79296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620.0">
            <text:p>46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7">
            <text:p>Beta-79297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190.0">
            <text:p>4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5">
            <text:p>Beta-79295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970.0">
            <text:p>49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1">
            <text:p>Beta-79291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4">
            <text:p>Beta-79294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5740.0">
            <text:p>5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9">
            <text:p>-1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3">
            <text:p>Beta-79293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5990.0">
            <text:p>59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3">
            <text:p>-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